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Times New Roman'" style:font-family-asian="'Times New Roman'" style:font-family-complex="'Times New Roman'" fo:background-color="transparent" fo:color="#004dbb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7" style:family="text">
      <style:text-properties fo:font-size="10.00pt" fo:font-weight="normal" fo:font-family="'Courier New'" style:font-family-asian="'Courier New'" style:font-family-complex="'Courier New'" fo:background-color="transparent" fo:color="#3f7f5f"/>
    </style:style>
    <style:style style:name="T18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3f7f5f"/>
    </style:style>
    <style:style style:name="T19" style:family="text">
      <style:text-properties fo:font-size="10.00pt" fo:font-weight="normal" fo:font-family="'Courier New'" style:font-family-asian="'Courier New'" style:font-family-complex="'Courier New'" fo:background-color="transparent" fo:color="#3f7f5f"/>
    </style:style>
    <style:style style:name="T20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2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2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2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8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2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0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3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2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3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4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3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6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3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8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3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0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4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2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4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4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4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6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4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8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4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0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5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2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5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4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5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6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5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8" style:family="text">
      <style:text-properties fo:font-size="10.00pt" fo:font-weight="bold" fo:font-family="'Courier New'" style:font-family-asian="'Courier New'" style:font-family-complex="'Courier New'" fo:background-color="transparent" fo:color="#0000c0" fo:font-style="italic"/>
    </style:style>
    <style:style style:name="T5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0" style:family="text">
      <style:text-properties fo:font-size="10.00pt" fo:font-weight="bold" fo:font-family="'Courier New'" style:font-family-asian="'Courier New'" style:font-family-complex="'Courier New'" fo:background-color="transparent" fo:color="#0000c0" fo:font-style="italic"/>
    </style:style>
    <style:style style:name="T6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2" style:family="text">
      <style:text-properties fo:font-size="10.00pt" fo:font-weight="normal" fo:font-family="'Courier New'" style:font-family-asian="'Courier New'" style:font-family-complex="'Courier New'" fo:background-color="transparent" fo:color="#2a00ff"/>
    </style:style>
    <style:style style:name="T6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4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6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6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6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8" style:family="text">
      <style:text-properties fo:font-size="10.00pt" fo:font-weight="bold" fo:font-family="'Courier New'" style:font-family-asian="'Courier New'" style:font-family-complex="'Courier New'" fo:background-color="transparent" fo:color="#0000c0" fo:font-style="italic"/>
    </style:style>
    <style:style style:name="T6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0" style:family="text">
      <style:text-properties fo:font-size="10.00pt" fo:font-weight="normal" fo:font-family="'Courier New'" style:font-family-asian="'Courier New'" style:font-family-complex="'Courier New'" fo:background-color="transparent" fo:color="#2a00ff"/>
    </style:style>
    <style:style style:name="T7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2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7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4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7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6" style:family="text">
      <style:text-properties fo:font-size="10.00pt" fo:font-weight="bold" fo:font-family="'Courier New'" style:font-family-asian="'Courier New'" style:font-family-complex="'Courier New'" fo:background-color="transparent" fo:color="#0000c0" fo:font-style="italic"/>
    </style:style>
    <style:style style:name="T7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8" style:family="text">
      <style:text-properties fo:font-size="10.00pt" fo:font-weight="normal" fo:font-family="'Courier New'" style:font-family-asian="'Courier New'" style:font-family-complex="'Courier New'" fo:background-color="transparent" fo:color="#2a00ff"/>
    </style:style>
    <style:style style:name="T7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0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8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2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8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4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8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6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8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8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8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0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9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2" style:family="text">
      <style:text-properties fo:font-size="10.00pt" fo:font-weight="bold" fo:font-family="'Courier New'" style:font-family-asian="'Courier New'" style:font-family-complex="'Courier New'" fo:background-color="transparent" fo:color="#0000c0" fo:font-style="italic"/>
    </style:style>
    <style:style style:name="T9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4" style:family="text">
      <style:text-properties fo:font-size="10.00pt" fo:font-weight="normal" fo:font-family="'Courier New'" style:font-family-asian="'Courier New'" style:font-family-complex="'Courier New'" fo:background-color="transparent" fo:color="#2a00ff"/>
    </style:style>
    <style:style style:name="T9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6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9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8" style:family="text">
      <style:text-properties fo:font-size="10.00pt" fo:font-weight="normal" fo:font-family="'Courier New'" style:font-family-asian="'Courier New'" style:font-family-complex="'Courier New'" fo:background-color="transparent" fo:color="#2a00ff"/>
    </style:style>
    <style:style style:name="T9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0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10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2" style:family="text">
      <style:text-properties fo:font-size="10.00pt" fo:font-weight="normal" fo:font-family="'Courier New'" style:font-family-asian="'Courier New'" style:font-family-complex="'Courier New'" fo:background-color="transparent" fo:color="#2a00ff"/>
    </style:style>
    <style:style style:name="T10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4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10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6" style:family="text">
      <style:text-properties fo:font-size="10.00pt" fo:font-weight="normal" fo:font-family="'Courier New'" style:font-family-asian="'Courier New'" style:font-family-complex="'Courier New'" fo:background-color="transparent" fo:color="#2a00ff"/>
    </style:style>
    <style:style style:name="T10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8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10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0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11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2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11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4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11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6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11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2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/>
    </style:style>
    <style:style style:name="P2" style:family="paragraph">
      <style:paragraph-properties fo:line-height="115.00%" fo:text-align="left"/>
    </style:style>
    <text:list-style style:name="L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left" fo:margin-left="-18.00pt" fo:text-indent="18.00pt"/>
    </style:style>
    <style:style style:name="P4" style:family="paragraph">
      <style:paragraph-properties fo:line-height="115.00%" fo:text-align="left"/>
    </style:style>
    <style:style style:name="P5" style:family="paragraph">
      <style:paragraph-properties fo:line-height="115.00%" fo:text-align="left"/>
    </style:style>
    <style:style style:name="P6" style:family="paragraph">
      <style:paragraph-properties fo:line-height="115.00%" fo:text-align="left"/>
    </style:style>
    <style:style style:name="P7" style:family="paragraph">
      <style:paragraph-properties fo:line-height="115.00%" fo:text-align="left"/>
    </style:style>
    <style:style style:name="P8" style:family="paragraph">
      <style:paragraph-properties fo:line-height="115.00%" fo:text-align="left"/>
    </style:style>
  </office:automatic-styles>
  <office:body>
    <office:text>
      <text:p text:style-name="P1"><text:span text:style-name="T1">Distance 2</text:span></text:p>
      <text:p text:style-name="P1"><text:span text:style-name="T2"/></text:p>
      <text:p text:style-name="P2"><text:span text:style-name="T3">Specification</text:span></text:p>
      <text:p text:style-name="P2"><text:span text:style-name="T4">prompts user for three distances then display's the total of the distances</text:span></text:p>
      <text:p text:style-name="P2"><text:span text:style-name="T5"/></text:p>
      <text:p text:style-name="P2"><text:span text:style-name="T6">Algorithm</text:span></text:p>
      <text:list text:style-name="L3">
        <text:list-item>
          <text:p text:style-name="P3"><text:span text:style-name="T7">create double first with value </text:span></text:p>
        </text:list-item>
        <text:list-item>
          <text:p text:style-name="P3"><text:span text:style-name="T7">create double second with value </text:span></text:p>
        </text:list-item>
        <text:list-item>
          <text:p text:style-name="P3"><text:span text:style-name="T7">create double third with value </text:span></text:p>
        </text:list-item>
        <text:list-item>
          <text:p text:style-name="P3"><text:span text:style-name="T7">prompt user for distances and store them in doubles first, second and third</text:span></text:p>
        </text:list-item>
        <text:list-item>
          <text:p text:style-name="P3"><text:span text:style-name="T7">create double total with of first + second + third</text:span></text:p>
        </text:list-item>
        <text:list-item>
          <text:p text:style-name="P3"><text:span text:style-name="T7">print the total distance out to the screen</text:span></text:p>
        </text:list-item>
      </text:list>
      <text:p text:style-name="P4"><text:span text:style-name="T8"/></text:p>
      <text:p text:style-name="P4"><text:span text:style-name="T9">Flowchart </text:span></text:p>
      <text:p text:style-name="P5"><draw:frame text:anchor-type="as-char" svg:width="153.46mm" svg:height="159.28mm" style:rel-width="scale" style:rel-height="scale"><draw:object-ole xlink:href="OleObj1"/><draw:image xlink:href="ObjectReplacements/OleObj1"/></draw:frame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6"><text:span text:style-name="T11">Code Design </text:span></text:p>
      <text:p text:style-name="P6"><text:span text:style-name="T11">double</text:span><text:span text:style-name="T12"><text:s/>will be used to store values</text:span></text:p>
      <text:p text:style-name="P6"><text:span text:style-name="T13">System.out.print</text:span><text:span text:style-name="T14"><text:s/>will be used to display the total distance to the screen</text:span></text:p>
      <text:p text:style-name="P6"><text:span text:style-name="T15"/></text:p>
      <text:p text:style-name="P6"><text:span text:style-name="T16">Implementation </text:span></text:p>
      <text:p text:style-name="P7"><text:span text:style-name="T17">/*</text:span></text:p>
      <text:p text:style-name="P7"><text:span text:style-name="T17"><text:s/>* Max<text:s/></text:span><text:span text:style-name="T18">Rink</text:span></text:p>
      <text:p text:style-name="P7"><text:span text:style-name="T19"><text:s/>* ICS3U</text:span></text:p>
      <text:p text:style-name="P7"><text:span text:style-name="T19"><text:s/>* September 25</text:span></text:p>
      <text:p text:style-name="P7"><text:span text:style-name="T19"><text:s/>* prompts user for 3 distances then adds them and displays it to the screen</text:span></text:p>
      <text:p text:style-name="P7"><text:span text:style-name="T19"><text:s/>*/</text:span></text:p>
      <text:p text:style-name="P7"><text:span text:style-name="T20">package</text:span><text:span text:style-name="T21"><text:s/>Lesson_2.Distance2;</text:span></text:p>
      <text:p text:style-name="P7"><text:span text:style-name="T22"/></text:p>
      <text:p text:style-name="P7"><text:span text:style-name="T23">import</text:span><text:span text:style-name="T24"><text:s/>java.util.Scanner;</text:span></text:p>
      <text:p text:style-name="P7"><text:span text:style-name="T25"/></text:p>
      <text:p text:style-name="P7"><text:span text:style-name="T26">public</text:span><text:span text:style-name="T27"><text:s/></text:span><text:span text:style-name="T28">class</text:span><text:span text:style-name="T29"><text:s/>Lesson2Distance2 {</text:span></text:p>
      <text:p text:style-name="P7"><text:span text:style-name="T29"><text:tab/></text:span></text:p>
      <text:p text:style-name="P7"><text:span text:style-name="T29"><text:tab/></text:span><text:span text:style-name="T30">public</text:span><text:span text:style-name="T31"><text:s/></text:span><text:span text:style-name="T32">static</text:span><text:span text:style-name="T33"><text:s/></text:span><text:span text:style-name="T34">void</text:span><text:span text:style-name="T35"><text:s/>main(String[]<text:s/></text:span><text:span text:style-name="T36">args</text:span><text:span text:style-name="T37">) {</text:span></text:p>
      <text:p text:style-name="P7"><text:span text:style-name="T37"><text:tab/><text:tab/></text:span></text:p>
      <text:p text:style-name="P7"><text:span text:style-name="T37"><text:tab/><text:tab/></text:span><text:span text:style-name="T38">double</text:span><text:span text:style-name="T39"><text:s/></text:span><text:span text:style-name="T40">first</text:span><text:span text:style-name="T41">;</text:span></text:p>
      <text:p text:style-name="P7"><text:span text:style-name="T41"><text:tab/><text:tab/></text:span><text:span text:style-name="T42">double</text:span><text:span text:style-name="T43"><text:s/></text:span><text:span text:style-name="T44">second</text:span><text:span text:style-name="T45">;</text:span></text:p>
      <text:p text:style-name="P7"><text:span text:style-name="T45"><text:tab/><text:tab/></text:span><text:span text:style-name="T46">double</text:span><text:span text:style-name="T47"><text:s/></text:span><text:span text:style-name="T48">third</text:span><text:span text:style-name="T49">;</text:span></text:p>
      <text:p text:style-name="P7"><text:span text:style-name="T49"><text:tab/><text:tab/></text:span><text:span text:style-name="T50">double</text:span><text:span text:style-name="T51"><text:s/></text:span><text:span text:style-name="T52">total</text:span><text:span text:style-name="T53">;</text:span></text:p>
      <text:p text:style-name="P7"><text:span text:style-name="T53"><text:tab/><text:tab/>Scanner<text:s/></text:span><text:span text:style-name="T54">input</text:span><text:span text:style-name="T55"><text:s/>=<text:s/></text:span><text:span text:style-name="T56">new</text:span><text:span text:style-name="T57"><text:s/>Scanner(System.</text:span><text:span text:style-name="T58">in</text:span><text:span text:style-name="T59">);</text:span></text:p>
      <text:p text:style-name="P7"><text:span text:style-name="T59"><text:tab/><text:tab/></text:span></text:p>
      <text:p text:style-name="P7"><text:span text:style-name="T59"><text:tab/><text:tab/>System.</text:span><text:span text:style-name="T60">out</text:span><text:span text:style-name="T61">.println(</text:span><text:span text:style-name="T62">"Please enter the distance of the first race segement in km: "</text:span><text:span text:style-name="T63">);</text:span></text:p>
      <text:p text:style-name="P7"><text:span text:style-name="T63"><text:tab/><text:tab/></text:span><text:span text:style-name="T64">first</text:span><text:span text:style-name="T65"><text:s/>=<text:s/></text:span><text:span text:style-name="T66">input</text:span><text:span text:style-name="T67">.nextDouble();</text:span></text:p>
      <text:p text:style-name="P7"><text:span text:style-name="T67"><text:tab/><text:tab/>System.</text:span><text:span text:style-name="T68">out</text:span><text:span text:style-name="T69">.println(</text:span><text:span text:style-name="T70">"Please enter the distance of the second race segement in km: "</text:span><text:span text:style-name="T71">);</text:span></text:p>
      <text:p text:style-name="P7"><text:span text:style-name="T71"><text:tab/><text:tab/></text:span><text:span text:style-name="T72">second</text:span><text:span text:style-name="T73"><text:s/>=<text:s/></text:span><text:span text:style-name="T74">input</text:span><text:span text:style-name="T75">.nextDouble();</text:span></text:p>
      <text:p text:style-name="P7"><text:span text:style-name="T75"><text:tab/><text:tab/>System.</text:span><text:span text:style-name="T76">out</text:span><text:span text:style-name="T77">.println(</text:span><text:span text:style-name="T78">"Please enter the distance of the third race segement in km: "</text:span><text:span text:style-name="T79">);</text:span></text:p>
      <text:p text:style-name="P7"><text:span text:style-name="T79"><text:tab/><text:tab/></text:span><text:span text:style-name="T80">third</text:span><text:span text:style-name="T81"><text:s/>=<text:s/></text:span><text:span text:style-name="T82">input</text:span><text:span text:style-name="T83">.nextDouble();</text:span></text:p>
      <text:p text:style-name="P7"><text:span text:style-name="T83"><text:tab/><text:tab/></text:span><text:span text:style-name="T84">total</text:span><text:span text:style-name="T85"><text:s/>=<text:s/></text:span><text:span text:style-name="T86">first</text:span><text:span text:style-name="T87">+</text:span><text:span text:style-name="T88">second</text:span><text:span text:style-name="T89">+</text:span><text:span text:style-name="T90">third</text:span><text:span text:style-name="T91">;</text:span></text:p>
      <text:p text:style-name="P7"><text:span text:style-name="T91"><text:tab/><text:tab/>System.</text:span><text:span text:style-name="T92">out</text:span><text:span text:style-name="T93">.print(</text:span><text:span text:style-name="T94">"The first segment is "</text:span><text:span text:style-name="T95"><text:s/>+<text:s/></text:span><text:span text:style-name="T96">first</text:span><text:span text:style-name="T97"><text:s/>+<text:s/></text:span><text:span text:style-name="T98">"km, the second is "</text:span><text:span text:style-name="T99"><text:s/>+<text:s/></text:span><text:span text:style-name="T100">second</text:span><text:span text:style-name="T101"><text:s/>+<text:s/></text:span><text:span text:style-name="T102">" km, and the third is "</text:span><text:span text:style-name="T103"><text:s/>+<text:s/></text:span><text:span text:style-name="T104">third</text:span><text:span text:style-name="T105"><text:s/>+<text:s/></text:span><text:span text:style-name="T106">" km. \nThe total distance of the race is "</text:span><text:span text:style-name="T107"><text:s/>+<text:s/></text:span><text:span text:style-name="T108">total</text:span><text:span text:style-name="T109">);</text:span></text:p>
      <text:p text:style-name="P7"><text:span text:style-name="T109"><text:tab/><text:tab/></text:span></text:p>
      <text:p text:style-name="P7"><text:span text:style-name="T109"><text:tab/><text:tab/></text:span><text:span text:style-name="T110">if</text:span><text:span text:style-name="T111">(</text:span><text:span text:style-name="T112">input</text:span><text:span text:style-name="T113"><text:s/>!=<text:s/></text:span><text:span text:style-name="T114">null</text:span><text:span text:style-name="T115">) {</text:span></text:p>
      <text:p text:style-name="P7"><text:span text:style-name="T115"><text:tab/><text:tab/><text:tab/></text:span><text:span text:style-name="T116">input</text:span><text:span text:style-name="T117">.close();</text:span></text:p>
      <text:p text:style-name="P7"><text:span text:style-name="T117"><text:tab/><text:tab/>}</text:span></text:p>
      <text:p text:style-name="P7"><text:span text:style-name="T117"><text:tab/><text:tab/></text:span></text:p>
      <text:p text:style-name="P7"><text:span text:style-name="T117"><text:tab/>}</text:span></text:p>
      <text:p text:style-name="P7"><text:span text:style-name="T117"><text:tab/></text:span></text:p>
      <text:p text:style-name="P7"><text:span text:style-name="T117">}</text:span></text:p>
      <text:p text:style-name="P7"><text:span text:style-name="T118"/></text:p>
      <text:p text:style-name="P7"><text:span text:style-name="T118"/></text:p>
      <text:p text:style-name="P8"><text:span text:style-name="T119">Testing and Debugging</text:span><text:span text:style-name="T120"><text:s/></text:span></text:p>
      <text:p text:style-name="P8"><text:span text:style-name="T120">no testing or debugging was required in this program</text:span></text:p>
      <text:p text:style-name="P8"><text:span text:style-name="T12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